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RunnerActivity.onCreate( Bundle savedInstanc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RunnerActivity.onClickCancel( View vie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RunnerActivity.onClickKillProcess( View 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nerActivity.on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RunnerActivity.onEventMainThread( TestFinished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RunnerActivity.onResu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